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6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d64c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3">3</text:span></text:p>
      <text:p text:style-name="P3"/>
      <text:p text:style-name="P3"/>
      <text:p text:style-name="P3"/>
      <text:p text:style-name="P3"/>
      <text:p text:style-name="P3">Q1) <text:span text:style-name="T3">Does ANSI recognize the data type DATE</text:span>?</text:p>
      <text:p text:style-name="P4">Ans:</text:p>
      <text:p text:style-name="P4"><text:span text:style-name="T5">DATE</text:span><text:span text:style-name="T4"> complies with the ANSI SQL standard definition for the Gregorian calendar.</text:span></text:p>
      <text:p text:style-name="P5">DATE range is from 1<text:span text:style-name="T1">st</text:span> January 1000 AD to 31<text:span text:style-name="T1">st</text:span> December 9999 AD.</text:p>
      <text:p text:style-name="P5">DATE subtraction is also possible, as internally MySQL stores date as fixed length number of size 7.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>Q2) Wh<text:span text:style-name="T3">ich subdivision of SQL is used to insert values in tables?</text:span></text:p>
      <text:p text:style-name="P4">Ans:</text:p>
      <text:p text:style-name="P4"><text:span text:style-name="T4">In SQL, the DML [Data Manipulation language] components have a command called an Insert command.</text:span></text:p>
      <text:p text:style-name="P4"><text:span text:style-name="T5">It</text:span><text:span text:style-name="T4"> is used to insert the data into a table.</text:span></text:p>
      <text:p text:style-name="P4"/>
      <text:p text:style-name="P5">Syntax:</text:p>
      <text:p text:style-name="P5">INSERT INTO ‘TABLE_NAME’ VALUES</text:p>
      <text:p text:style-name="P5">(‘_____’, 0-9),</text:p>
      <text:p text:style-name="P5">Inserting according to the Table Columns created.</text:p>
      <text:p text:style-name="P5"/>
      <text:p text:style-name="P5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19T23:24:24.618301752</dc:date>
    <meta:editing-duration>PT53M53S</meta:editing-duration>
    <meta:editing-cycles>4</meta:editing-cycles>
    <meta:document-statistic meta:table-count="0" meta:image-count="0" meta:object-count="0" meta:page-count="1" meta:paragraph-count="14" meta:word-count="105" meta:character-count="613" meta:non-whitespace-character-count="521"/>
  </office:meta>
</office:document-meta>
</file>